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25cm" fo:min-width="19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4.7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Puntas_20_de_20_flecha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0cm" svg:height="8.5cm" svg:x="1.25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3.25cm" svg:x="2.55cm" svg:y="10.75cm">
          <text:p text:style-name="P2"><text:s text:c="4"/>f50 <text:s text:c="5"/>1/2N <text:s text:c="4"/>clk <text:s text:c="2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2.5cm" svg:x="8.85cm" svg:y="11.25cm">
          <text:p text:style-name="P2">clk <text:s text:c="8"/>cou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2.5cm" svg:x="14.4cm" svg:y="11.25cm">
          <text:p text:style-name="P2">addr <text:s text:c="7"/>data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cm" svg:height="1.673cm" svg:x="3.5cm" svg:y="9.8cm">
          <draw:text-box>
            <text:p>freqDivider</text:p>
          </draw:text-box>
        </draw:frame>
        <draw:frame draw:style-name="gr4" draw:text-style-name="P3" draw:layer="layout" svg:width="4cm" svg:height="1.673cm" svg:x="9.75cm" svg:y="10.327cm">
          <draw:text-box>
            <text:p>Counter</text:p>
          </draw:text-box>
        </draw:frame>
        <draw:frame draw:style-name="gr4" draw:text-style-name="P3" draw:layer="layout" svg:width="4cm" svg:height="1.673cm" svg:x="15.65cm" svg:y="10.3cm">
          <draw:text-box>
            <text:p>mem</text:p>
          </draw:text-box>
        </draw:frame>
        <draw:line draw:style-name="gr5" draw:text-style-name="P4" draw:layer="layout" svg:x1="7.75cm" svg:y1="12.5cm" svg:x2="9cm" svg:y2="12.5cm">
          <text:p/>
        </draw:line>
        <draw:line draw:style-name="gr5" draw:text-style-name="P4" draw:layer="layout" svg:x1="13.15cm" svg:y1="12.5cm" svg:x2="14.4cm" svg:y2="12.5cm">
          <text:p/>
        </draw:line>
        <draw:line draw:style-name="gr5" draw:text-style-name="P4" draw:layer="layout" svg:x1="1.25cm" svg:y1="12.402cm" svg:x2="2.5cm" svg:y2="12.402cm">
          <text:p/>
        </draw:line>
        <draw:line draw:style-name="gr5" draw:text-style-name="P4" draw:layer="layout" svg:x1="18.6cm" svg:y1="12.5cm" svg:x2="21.25cm" svg:y2="12.5cm">
          <text:p/>
        </draw:line>
        <draw:frame draw:style-name="gr6" draw:text-style-name="P6" draw:layer="layout" svg:width="3.15cm" svg:height="1.25cm" svg:x="18.55cm" svg:y="12.65cm">
          <draw:text-box>
            <text:p text:style-name="P5">Data[3:0]</text:p>
          </draw:text-box>
        </draw:frame>
        <draw:frame draw:style-name="gr6" draw:text-style-name="P3" draw:layer="layout" svg:width="3.25cm" svg:height="1.25cm" svg:x="9.75cm" svg:y="8.5cm">
          <draw:text-box>
            <text:p>testingmif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30T14:02:53.860000000</meta:creation-date>
    <dc:date>2020-11-30T14:11:31.057000000</dc:date>
    <meta:editing-duration>PT8M38S</meta:editing-duration>
    <meta:editing-cycles>1</meta:editing-cycles>
    <meta:document-statistic meta:object-count="13"/>
    <meta:generator>LibreOffice/7.0.3.1$Windows_X86_64 LibreOffice_project/d7547858d014d4cf69878db179d326fc3483e082</meta:generator>
  </office:meta>
</office:document-meta>
</file>